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start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917in" fo:min-width="0.95in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Date Field 1" form:control-implementation="ooo:com.sun.star.form.component.DateField" xml:id="control1" form:id="control1" form:current-value="2018-09-2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9/20/18"/>
            </form:properties>
          </form:date>
          <form:combobox form:name="Combo Box 1" form:control-implementation="ooo:com.sun.star.form.component.ComboBox" xml:id="control2" form:id="control2" form:dropdown="true" form:current-value="Choose an item." form:value="Choose an item.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hoose an item."/>
            <form:item form:label="Item1"/>
            <form:item form:label="Item2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as-char" draw:z-index="0" draw:style-name="gr1" draw:text-style-name="P2" svg:width="0.9441in" svg:height="0.2276in" draw:control="control1"/></text:p>
      <text:p text:style-name="Standard"><draw:control text:anchor-type="as-char" draw:z-index="1" draw:style-name="gr2" draw:text-style-name="P2" svg:width="1.2024in" svg:height="0.2276in" draw:control="control2"/></text:p>
      <text:p text:style-name="Standard"><draw:custom-shape text:anchor-type="paragraph" draw:z-index="2" draw:name="Shape1" draw:style-name="gr3" svg:width="0.9504in" svg:height="0.2921in" svg:x="0.3236in" svg:y="0.3134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agunde</meta:initial-creator>
    <meta:editing-cycles>8</meta:editing-cycles>
    <meta:creation-date>2014-03-07T13:14:00</meta:creation-date>
    <dc:date>2018-09-29T02:25:20.169000000</dc:date>
    <meta:editing-duration>PT2H41M36S</meta:editing-duration>
    <meta:generator>LibreOfficeDev/6.2.0.0.alpha0$Windows_x86 LibreOffice_project/b2e7956c6ce350eeaa1e4ea79909afd8480ee242</meta:generator>
    <meta:document-statistic meta:table-count="0" meta:image-count="0" meta:object-count="0" meta:page-count="1" meta:paragraph-count="2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